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float" office:value="0.41" calcext:value-type="float">
            <text:p>0.41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4"/>
          <table:table-cell office:value-type="string" calcext:value-type="string">
            <text:p>suma</text:p>
          </table:table-cell>
          <table:table-cell office:value-type="float" office:value="9.2" calcext:value-type="float">
            <text:p>9.2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2"/>
          <table:table-cell office:value-type="string" calcext:value-type="string">
            <text:p>n=&gt;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a</text:p>
          </table:table-cell>
          <table:table-cell table:formula="of:=LEGACY.CHIINV(0.5;9)" office:value-type="float" office:value="8.34283269225296" calcext:value-type="float">
            <text:p>8.34283269225296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2"/>
          <table:table-cell office:value-type="string" calcext:value-type="string">
            <text:p>k=&gt;</text:p>
          </table:table-cell>
          <table:table-cell table:formula="of:=SQRT([.E4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/>
          <table:table-cell office:value-type="string" calcext:value-type="string">
            <text:p>Amplitud del intervalo</text:p>
          </table:table-cell>
          <table:table-cell/>
          <table:table-cell table:formula="of:=[.E5]/[.E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4"/>
          <table:table-cell office:value-type="string" calcext:value-type="string">
            <text:p>F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hi²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COUNTIFS([.$A$1:.$A$100];&quot;&gt;0&quot;;[.$A$1:.$A$100];&quot;&lt;=0.10&quot;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POWER(([.G9]-[.F9]);2)/[.G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COUNTIFS([.$A$1:.$A$100];&quot;&gt;0.10&quot;;[.$A$1:.$A$100];&quot;&lt;=0.20&quot;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POWER(([.G10]-[.F10]);2)/[.G10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COUNTIFS([.$A$1:.$A$100];&quot;&gt;0.20&quot;;[.$A$1:.$A$100];&quot;&lt;=0.30&quot;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POWER(([.G11]-[.F11]);2)/[.G11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COUNTIFS([.$A$1:.$A$100];&quot;&gt;0.30&quot;;[.$A$1:.$A$100];&quot;&lt;=0.40&quot;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POWER(([.G12]-[.F12]);2)/[.G12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COUNTIFS([.$A$1:.$A$100];&quot;&gt;0.40&quot;;[.$A$1:.$A$100];&quot;&lt;=0.50&quot;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POWER(([.G13]-[.F13]);2)/[.G13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formula="of:=COUNTIFS([.$A$1:.$A$100];&quot;&gt;0.50&quot;;[.$A$1:.$A$100];&quot;&lt;=0.60&quot;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POWER(([.G14]-[.F14]);2)/[.G14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table:formula="of:=COUNTIFS([.$A$1:.$A$100];&quot;&gt;0.60&quot;;[.$A$1:.$A$100];&quot;&lt;=0.70&quot;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POWER(([.G15]-[.F15]);2)/[.G15]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COUNTIFS([.$A$1:.$A$100];&quot;&gt;0.70&quot;;[.$A$1:.$A$100];&quot;&lt;=0.80&quot;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POWER(([.G16]-[.F16]);2)/[.G16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COUNTIFS([.$A$1:.$A$100];&quot;&gt;0.80&quot;;[.$A$1:.$A$100];&quot;&lt;=0.90&quot;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POWER(([.G17]-[.F17]);2)/[.G17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COUNTIFS([.$A$1:.$A$100];&quot;&gt;0.90&quot;;[.$A$1:.$A$100];&quot;&lt;=1&quot;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POWER(([.G18]-[.F18]);2)/[.G18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number-columns-repeated="4"/>
          <table:table-cell table:formula="of:=SUM([.F9:.F18])" office:value-type="float" office:value="100" calcext:value-type="float">
            <text:p>100</text:p>
          </table:table-cell>
          <table:table-cell/>
          <table:table-cell table:formula="of:=SUM([.H9:.H18]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7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7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7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7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7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7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7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7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7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7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7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7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.89</text:p>
          </table:table-cell>
          <table:table-cell table:number-columns-repeated="7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7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7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7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7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7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7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7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7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7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7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7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7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7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7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7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02:51:28.3875513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21:05:48.851193279</meta:creation-date>
    <dc:date>2020-06-13T05:02:25.792404161</dc:date>
    <meta:editing-duration>PT1H26M20S</meta:editing-duration>
    <meta:editing-cycles>2</meta:editing-cycles>
    <meta:generator>LibreOffice/6.4.3.2$Linux_X86_64 LibreOffice_project/40$Build-2</meta:generator>
    <meta:document-statistic meta:table-count="1" meta:cell-count="165" meta:object-count="0"/>
  </office:meta>
</office:document-meta>
</file>